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ch_awk_kalis_blackstar_khalk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ally</text:p>
          </table:table-cell>
          <table:table-cell/>
          <table:table-cell office:value-type="string" calcext:value-type="string">
            <text:p>Kalis: </text:p>
          </table:table-cell>
          <table:table-cell/>
          <table:table-cell office:value-type="string" calcext:value-type="string">
            <text:p>22 + 1d15</text:p>
          </table:table-cell>
          <table:table-cell office:value-type="string" calcext:value-type="string">
            <text:p>(30 MHAP)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ackstar: </text:p>
          </table:table-cell>
          <table:table-cell/>
          <table:table-cell office:value-type="string" calcext:value-type="string">
            <text:p>24 + 1d12</text:p>
          </table:table-cell>
          <table:table-cell office:value-type="string" calcext:value-type="string">
            <text:p>(30 AWAP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offhand</text:p>
          </table:table-cell>
          <table:table-cell/>
          <table:table-cell office:value-type="string" calcext:value-type="string">
            <text:p>Witch: 1d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9/109/0 -&gt; 79/79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d Sphera Training V: 415%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wk AP = (awakening_ap - awakening_weapon_ap + monster_ap) + character_die + 0.7*(awakening_weapon_ap + awakening_die) + 0.3*(mainhand_weapon_ap + mainhand_die)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wk AP = 79 + (1d9 - 5) + 0.7*(24 + 1d12) + 0.3*(22 + 1d15)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wk AP = 74 + 16.8 + 6.6 + 1d9 + 0.7*(1d12) + 0.3*(1d15)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wk AP = 97.4 + 1d9 + 0.7*(1d12) + 0.3*(1d15)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 Roll = 97.4 + 1 + 1 = 99.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99.4 - 35 = 64.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4.4*4.15 = 267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eds -3 AP adjustment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x Roll = 97.4 + 9 + 0.7*12 + 0.3*15 = 119.3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25.3 - 35 = 84.3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84.3*4.15 = 349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eds -3 AP adjustment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y have enhanced Blackstar/Kalis since testing (+3AP)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firmed: Actual numbers were 106/106 (see sheet of same name without ‘2’)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1T16:52:41.607000000</dc:date>
    <meta:editing-duration>PT57M50S</meta:editing-duration>
    <meta:editing-cycles>2</meta:editing-cycles>
    <meta:generator>LibreOffice/7.4.1.2$Windows_X86_64 LibreOffice_project/3c58a8f3a960df8bc8fd77b461821e42c061c5f0</meta:generator>
    <meta:document-statistic meta:table-count="1" meta:cell-count="160" meta:object-count="0"/>
  </office:meta>
</office:document-meta>
</file>